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4.634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1583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CPU6502_68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C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2,U3,U6,U4</text:p>
          </table:table-cell>
          <table:table-cell table:style-name="ce2" office:value-type="string" calcext:value-type="string">
            <text:p>SO-20_5.3x12.6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74ABT245BNS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9,U8</text:p>
          </table:table-cell>
          <table:table-cell table:style-name="ce2"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ACT125D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table:style-name="ce2" office:value-type="string" calcext:value-type="string">
            <text:p>TQFP-44_10x10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9572VQ4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ockets and Header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,J5</text:p>
          </table:table-cell>
          <table:table-cell office:value-type="string" calcext:value-type="string">
            <text:p>PinHeader_1x09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,J4,J2,J3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1,J30</text:p>
          </table:table-cell>
          <table:table-cell office:value-type="string" calcext:value-type="string">
            <text:p>PinHeader_1x06_P1.27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_E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IP-40_W15.24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02SxP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0,J21</text:p>
          </table:table-cell>
          <table:table-cell office:value-type="string" calcext:value-type="string">
            <text:p>PinHeader_1x1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2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E_En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 and 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,C4,C1,C2,C7,C8,C3,C6</text:p>
          </table:table-cell>
          <table:table-cell office:value-type="string" calcext:value-type="string">
            <text:p>C_1206_3216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4,R7,R5,R6,R2,R8,R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7T11:16:43.266934516</dc:date>
    <meta:editing-duration>PT10M42S</meta:editing-duration>
    <meta:editing-cycles>3</meta:editing-cycles>
    <meta:generator>LibreOffice/6.4.7.2$Linux_X86_64 LibreOffice_project/40$Build-2</meta:generator>
    <meta:document-statistic meta:table-count="1" meta:cell-count="84" meta:object-count="0"/>
  </office:meta>
</office:document-meta>
</file>